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BF5E8A3F1AB413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8cm, 4.598cm, 19.745cm, 11.5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99cm" svg:height="8.786cm" svg:x="0.201cm" svg:y="0.101cm">
          <draw:image xlink:href="Pictures/10000000000005E8000007E0DBF5E8A3F1AB413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7:56.534350004</dc:date>
    <meta:editing-duration>PT3M31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